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<text:s/>&lt;!DOCTYPE html&gt;</text:p>
      <text:p text:style-name="Normal">&lt;html lang="en"&gt;&lt;head&gt;</text:p>
      <text:p text:style-name="Normal"><text:s text:c="2"/>&lt;meta charset="UTF-8"&gt;</text:p>
      <text:p text:style-name="Normal"><text:s text:c="2"/>&lt;meta name="viewport" content="width=device-width, initial-scale=1.0"&gt;</text:p>
      <text:p text:style-name="Normal"><text:s text:c="2"/>&lt;title&gt;my-first-project&lt;/title&gt;</text:p>
      <text:p text:style-name="Normal"><text:s text:c="2"/>&lt;link rel="stylesheet" href="css/style.css"&gt;</text:p>
      <text:p text:style-name="Normal">&lt;/head&gt;</text:p>
      <text:p text:style-name="Normal">&lt;body&gt;</text:p>
      <text:p text:style-name="Normal"><text:s text:c="2"/>&lt;header&gt;</text:p>
      <text:p text:style-name="Normal"><text:s text:c="4"/>&lt;img src="images/logo.png" alt="Logo" class="logo"&gt;</text:p>
      <text:p text:style-name="Normal"><text:s text:c="4"/>&lt;div data-v-aa191da2="" class="relative flex h-full w-full items-center justify-center h-full w-full" data-context="viewer" style="contain: strict;"&gt;</text:p>
      <text:p text:style-name="Normal"><text:s text:c="6"/>&lt;div id="canvas-cb7d4a8d-d511-4817-aeee-a17132983f52-preview-viewer" class="canvas relative w-full m-auto bg-transparent-pattern canvas-rendering-finished" data-canvas-visible="false" data-id="cb7d4a8d-d511-4817-aeee-a17132983f52" style="width: 373.411px; height: 530.391px;"&gt;</text:p>
      <text:p text:style-name="Normal"><text:s text:c="8"/>&lt;div class="relative" data-testid="canvas-content" style="width: 373.411px; height: 530.391px; transform-origin: 0px 0px; transform: scale(1); clip-path: polygon(0px 0px, 100% 0px, 100% 100%, 0% 100%); background: rgb(255, 255, 255);"&gt;</text:p>
      <text:p text:style-name="Normal"><text:s text:c="10"/>&lt;div class="h-full w-full overflow-hidden contain-layout" data-elements-container=""&gt;</text:p>
      <text:p text:style-name="Normal"><text:s text:c="12"/>&lt;div id="element-720dc379-c21f-4a9b-af36-33921b607b3a-preview-viewer" data-testid="editable-element" data-test-element-type="image-720dc379-c21f-4a9b-af36-33921b607b3a" class="element absolute left-0 top-0" style="transform: translate(154.342px, 185.694px) rotate(0deg); width: 107.548px; height: 179.692px;"&gt;&lt;!----&gt;</text:p>
      <text:p text:style-name="Normal"><text:s text:c="12"/>&lt;div class="flex h-full w-full" style="transform: scaleX(1) scaleY(1);"&gt;&lt;!----&gt;</text:p>
      <text:p text:style-name="Normal"><text:s text:c="14"/>&lt;div style="width: 107.548px; height: 179.692px; clip-path: inset(0px); opacity: 1;"&gt;</text:p>
      <text:p text:style-name="Normal"><text:s text:c="16"/>&lt;div style="width: 107.548px; height: 179.692px; clip-path: url(&amp;quot;#null&amp;quot;); transform: scaleX(1) scaleY(1);"&gt;</text:p>
      <text:p text:style-name="Normal"><text:s text:c="16"/>&lt;div style="overflow: hidden; width: 107.548px; height: 179.692px; contain: strict;"&gt;&lt;!----&gt;</text:p>
      <text:p text:style-name="Normal"><text:s text:c="18"/>&lt;div class="sync-preview" style="width: 110.267px; height: 179.758px; transform: translate(-1.26123px, 0px);"&gt;&lt;!----&gt;</text:p>
      <text:p text:style-name="Normal"><text:s text:c="20"/>&lt;img data-testid="preview-img" src="https://wepik.com/api/image/local/156767400/9f400b02-a840-4f6c-9cc3-ced59e08a10b?expires=1750996800&amp;amp;thumb=1&amp;amp;transparent=0&amp;amp;signature=ea2149a4a81e96feb689c98cc9d1ac11d9d8d529fe61369592c9c5f28f7c0e55" class="db-crop<text:s/><text:soft-page-break/>pointer-events-none absolute h-full w-full" data-preview="" alt="" style="transform: scaleX(1) scaleY(1); display: none;"&gt;&lt;!----&gt;&lt;!----&gt;</text:p>
      <text:p text:style-name="Normal"><text:s text:c="20"/>&lt;img data-final-image="" data-testid="final-image" data-replaceable="" src="https://wepik.com/api/image/local/156767400/9f400b02-a840-4f6c-9cc3-ced59e08a10b?expires=1750996800&amp;amp;thumb=0&amp;amp;transparent=0&amp;amp;signature=4cf86dfcac1d66ad4b569b29155453ffc3921e65c96e3424e960a3a85e33b9bf" data-test-isbackground="false" class="db-crop absolute h-full w-full" style="transform: scaleX(1) scaleY(1);"&gt;&lt;!----&gt;&lt;!----&gt;&lt;!----&gt;&lt;!----&gt;</text:p>
      <text:p text:style-name="Normal"><text:s text:c="23"/>&lt;div id="element-68c65af2-ea7d-4726-88e7-22196690cfe0-preview-viewer" data-testid="editable-element" data-test-element-type="text-68c65af2-ea7d-4726-88e7-22196690cfe0" class="element absolute left-0 top-0" style="transform: translate(95.8925px, 162.235px) rotate(0deg); width: 182.132px; height: 103.021px;"&gt;&lt;!----&gt;&lt;div class="flex h-full w-full" style="transform: scaleX(1) scaleY(1);"&gt;&lt;!----&gt;&lt;div style="width: 182.132px; height: 103.021px;"&gt;&lt;div class="notranslate h-full w-full" translate="no" data-use-double-click="true" style="opacity: 1;"&gt;&lt;div data-testid="real-text" class="text-element-final absolute z-0 w-full opacity-0" style="--color-7ca9e0d5-4759-4dbc-9e81-f64219529572: rgba(28, 21, 250, 1); color: var(--color-7ca9e0d5-4759-4dbc-9e81-f64219529572); font-family: Montserrat; font-size: 17.9237px; font-style: italic; font-weight: 600; letter-spacing: 0px; line-height: 1.4; text-align: center; width: 182.132px; -webkit-text-stroke: 0px rgb(156, 156, 156); transform-origin: 0px 0px; word-break: break-word; text-shadow: rgba(0, 0, 0, 0.5) 0.212132em 0.212132em 0.1em; padding: 0px;"&gt;Art Withot No Restriction&lt;/div&gt;&lt;div data-testid="real-text" class="text-element-final absolute z-0 w-full curved-text-background" style="--color-7ca9e0d5-4759-4dbc-9e81-f64219529572: rgba(28, 21, 250, 1); color: var(--color-7ca9e0d5-4759-4dbc-9e81-f64219529572); font-family: Montserrat; font-size: 17.9237px; font-style: italic; font-weight: 600; letter-spacing: 0px; line-height: 1.4; text-align: center; width: 182.132px; -webkit-text-stroke: 0px rgb(156, 156, 156); transform-origin: 0px 0px; word-break: break-word; text-shadow: rgba(0, 0, 0, 0.5) 0.212132em 0.212132em 0.1em; padding: 0px; display: block; opacity: 1;" id="clone-curved"&gt;&lt;div aria-label="Art Withot No Restriction" style="position: relative; z-index: 1; height: 5.85963em;"&gt;&lt;span style="display: inline-block; position: absolute; bottom: auto; left: 50%; transform: translateX(-0.357069em) rotate(-93.3958deg); transform-origin: center 5.06913em;"&gt;A&lt;/span&gt;&lt;span style="display: inline-block; position: absolute; bottom: auto; left: 50%; transform: translateX(-0.200851em) rotate(-84.6835deg); transform-origin: center 5.06913em;"&gt;r&lt;/span&gt;&lt;span style="display: inline-block; position: absolute; bottom: auto; left: 50%; transform: translateX(-0.200851em) rotate(-78.4106deg); transform-origin: center 5.06913em;"&gt;t&lt;/span&gt;&lt;span style="display: inline-block; position: absolute; bottom: auto; left: 50%; transform: translateX(-0.133901em) rotate(-73.1833deg); transform-origin: center 5.06913em;"&gt;&amp;nbsp;&lt;/span&gt;&lt;span style="display: inline-block; position: absolute; bottom: auto; left: 50%; transform: translateX(-0.557921em) rotate(-62.38deg); transform-origin: center 5.06913em;"&gt;W&lt;/span&gt;&lt;span style="display: inline-block; position: absolute; bottom: auto; left: 50%; transform: translateX(-0.133901em) rotate(-51.5768deg); transform-origin: center 5.06913em;"&gt;i&lt;/span&gt;&lt;span style="display: inline-block; position: absolute; bottom: auto; left: 50%; transform: translateX(-0.200851em) rotate(-46.3494deg); transform-origin: center 5.06913em;"&gt;t&lt;/span&gt;&lt;span style="display: inline-block; position: absolute; bottom: auto; left: 50%; transform: translateX(-0.334752em) rotate(-37.9856deg); transform-origin: center 5.06913em;"&gt;h&lt;/span&gt;&lt;span style="display: inline-block; position: absolute; bottom: auto; left: 50%; transform: translateX(-0.312435em) rotate(-27.8793deg); transform-origin: center 5.06913em;"&gt;o&lt;/span&gt;&lt;span style="display: inline-block; position: absolute; bottom: auto;<text:s/><text:soft-page-break/>left: 50%; transform: translateX(-0.200851em) rotate(-19.864deg); transform-origin: center 5.06913em;"&gt;t&lt;/span&gt;&lt;span style="display: inline-block; position: absolute; bottom: auto; left: 50%; transform: translateX(-0.133901em) rotate(-14.6367deg); transform-origin: center 5.06913em;"&gt;&amp;nbsp;&lt;/span&gt;&lt;span style="display: inline-block; position: absolute; bottom: auto; left: 50%; transform: translateX(-0.401703em) rotate(-6.27285deg); transform-origin: center 5.06913em;"&gt;N&lt;/span&gt;&lt;span style="display: inline-block; position: absolute; bottom: auto; left: 50%; transform: translateX(-0.312435em) rotate(4.87888deg); transform-origin: center 5.06913em;"&gt;o&lt;/span&gt;&lt;span style="display: inline-block; position: absolute; bottom: auto; left: 50%; transform: translateX(-0.133901em) rotate(11.8487deg); transform-origin: center 5.06913em;"&gt;&amp;nbsp;&lt;/span&gt;&lt;span style="display: inline-block; position: absolute; bottom: auto; left: 50%; transform: translateX(-0.357069em) rotate(19.5155deg); transform-origin: center 5.06913em;"&gt;R&lt;/span&gt;&lt;span style="display: inline-block; position: absolute; bottom: auto; left: 50%; transform: translateX(-0.312435em) rotate(29.9703deg); transform-origin: center 5.06913em;"&gt;e&lt;/span&gt;&lt;span style="display: inline-block; position: absolute; bottom: auto; left: 50%; transform: translateX(-0.245485em) rotate(38.6826deg); transform-origin: center 5.06913em;"&gt;s&lt;/span&gt;&lt;span style="display: inline-block; position: absolute; bottom: auto; left: 50%; transform: translateX(-0.200851em) rotate(45.6524deg); transform-origin: center 5.06913em;"&gt;t&lt;/span&gt;&lt;span style="display: inline-block; position: absolute; bottom: auto; left: 50%; transform: translateX(-0.200851em) rotate(51.9253deg); transform-origin: center 5.06913em;"&gt;r&lt;/span&gt;&lt;span style="display: inline-block; position: absolute; bottom: auto; left: 50%; transform: translateX(-0.133901em) rotate(57.1526deg); transform-origin: center 5.06913em;"&gt;i&lt;/span&gt;&lt;span style="display: inline-block; position: absolute; bottom: auto; left: 50%; transform: translateX(-0.290119em) rotate(63.774deg); transform-origin: center 5.06913em;"&gt;c&lt;/span&gt;&lt;span style="display: inline-block; position: absolute; bottom: auto; left: 50%; transform: translateX(-0.200851em) rotate(71.4408deg); transform-origin: center 5.06913em;"&gt;t&lt;/span&gt;&lt;span style="display: inline-block; position: absolute; bottom: auto; left: 50%; transform: translateX(-0.133901em) rotate(76.6682deg); transform-origin: center 5.06913em;"&gt;i&lt;/span&gt;&lt;span style="display: inline-block; position: absolute; bottom: auto; left: 50%; transform: translateX(-0.312435em) rotate(83.638deg); transform-origin: center 5.06913em;"&gt;o&lt;/span&gt;&lt;span style="display: inline-block; position: absolute; bottom: auto; left: 50%; transform: translateX(-0.334752em) rotate(93.7443deg); transform-origin: center 5.06913em;"&gt;n&lt;/span&gt;&lt;/div&gt;&lt;div aria-label="Art Withot No Restriction" style="position: relative; z-index: 1; -webkit-text-stroke: 0px; text-shadow: none; margin-top: -5.85963em;"&gt;&lt;span style="display: inline-block; position: absolute; bottom: auto; left: 50%; transform: translateX(-0.357069em) rotate(-93.3958deg); transform-origin: center 5.06913em;"&gt;A&lt;/span&gt;&lt;span style="display: inline-block; position: absolute; bottom: auto; left: 50%; transform: translateX(-0.200851em) rotate(-84.6835deg); transform-origin: center 5.06913em;"&gt;r&lt;/span&gt;&lt;span style="display: inline-block; position: absolute; bottom: auto; left: 50%; transform: translateX(-0.200851em) rotate(-78.4106deg); transform-origin: center 5.06913em;"&gt;t&lt;/span&gt;&lt;span style="display: inline-block; position: absolute; bottom: auto; left: 50%; transform: translateX(-0.133901em) rotate(-73.1833deg); transform-origin: center 5.06913em;"&gt;&amp;nbsp;&lt;/span&gt;&lt;span style="display: inline-block; position: absolute; bottom: auto; left: 50%; transform: translateX(-0.557921em) rotate(-62.38deg); transform-origin: center 5.06913em;"&gt;W&lt;/span&gt;&lt;span style="display: inline-block; position: absolute; bottom: auto; left: 50%; transform: translateX(-0.133901em) rotate(-51.5768deg); transform-origin: center 5.06913em;"&gt;i&lt;/span&gt;&lt;span style="display: inline-block; position: absolute; bottom: auto; left: 50%; transform: translateX(-0.200851em) rotate(-46.3494deg); transform-origin: center 5.06913em;"&gt;t&lt;/span&gt;&lt;span style="display: inline-block; position: absolute; bottom: auto; left:<text:s/><text:soft-page-break/>50%; transform: translateX(-0.334752em) rotate(-37.9856deg); transform-origin: center 5.06913em;"&gt;h&lt;/span&gt;&lt;span style="display: inline-block; position: absolute; bottom: auto; left: 50%; transform: translateX(-0.312435em) rotate(-27.8793deg); transform-origin: center 5.06913em;"&gt;o&lt;/span&gt;&lt;span style="display: inline-block; position: absolute; bottom: auto; left: 50%; transform: translateX(-0.200851em) rotate(-19.864deg); transform-origin: center 5.06913em;"&gt;t&lt;/span&gt;&lt;span style="display: inline-block; position: absolute; bottom: auto; left: 50%; transform: translateX(-0.133901em) rotate(-14.6367deg); transform-origin: center 5.06913em;"&gt;&amp;nbsp;&lt;/span&gt;&lt;span style="display: inline-block; position: absolute; bottom: auto; left: 50%; transform: translateX(-0.401703em) rotate(-6.27285deg); transform-origin: center 5.06913em;"&gt;N&lt;/span&gt;&lt;span style="display: inline-block; position: absolute; bottom: auto; left: 50%; transform: translateX(-0.312435em) rotate(4.87888deg); transform-origin: center 5.06913em;"&gt;o&lt;/span&gt;&lt;span style="display: inline-block; position: absolute; bottom: auto; left: 50%; transform: translateX(-0.133901em) rotate(11.8487deg); transform-origin: center 5.06913em;"&gt;&amp;nbsp;&lt;/span&gt;&lt;span style="display: inline-block; position: absolute; bottom: auto; left: 50%; transform: translateX(-0.357069em) rotate(19.5155deg); transform-origin: center 5.06913em;"&gt;R&lt;/span&gt;&lt;span style="display: inline-block; position: absolute; bottom: auto; left: 50%; transform: translateX(-0.312435em) rotate(29.9703deg); transform-origin: center 5.06913em;"&gt;e&lt;/span&gt;&lt;span style="display: inline-block; position: absolute; bottom: auto; left: 50%; transform: translateX(-0.245485em) rotate(38.6826deg); transform-origin: center 5.06913em;"&gt;s&lt;/span&gt;&lt;span style="display: inline-block; position: absolute; bottom: auto; left: 50%; transform: translateX(-0.200851em) rotate(45.6524deg); transform-origin: center 5.06913em;"&gt;t&lt;/span&gt;&lt;span style="display: inline-block; position: absolute; bottom: auto; left: 50%; transform: translateX(-0.200851em) rotate(51.9253deg); transform-origin: center 5.06913em;"&gt;r&lt;/span&gt;&lt;span style="display: inline-block; position: absolute; bottom: auto; left: 50%; transform: translateX(-0.133901em) rotate(57.1526deg); transform-origin: center 5.06913em;"&gt;i&lt;/span&gt;&lt;span style="display: inline-block; position: absolute; bottom: auto; left: 50%; transform: translateX(-0.290119em) rotate(63.774deg); transform-origin: center 5.06913em;"&gt;c&lt;/span&gt;&lt;span style="display: inline-block; position: absolute; bottom: auto; left: 50%; transform: translateX(-0.200851em) rotate(71.4408deg); transform-origin: center 5.06913em;"&gt;t&lt;/span&gt;&lt;span style="display: inline-block; position: absolute; bottom: auto; left: 50%; transform: translateX(-0.133901em) rotate(76.6682deg); transform-origin: center 5.06913em;"&gt;i&lt;/span&gt;&lt;span style="display: inline-block; position: absolute; bottom: auto; left: 50%; transform: translateX(-0.312435em) rotate(83.638deg); transform-origin: center 5.06913em;"&gt;o&lt;/span&gt;&lt;span style="display: inline-block; position: absolute; bottom: auto; left: 50%; transform: translateX(-0.334752em) rotate(93.7443deg); transform-origin: center 5.06913em;"&gt;n&lt;/span&gt;&lt;/div&gt;&lt;/div&gt;&lt;div class="outline-text pointer-events-none absolute z-20 w-full opacity-0" data-testid="outline-text" style="--color-7ca9e0d5-4759-4dbc-9e81-f64219529572: rgba(28, 21, 250, 1); color: var(--color-7ca9e0d5-4759-4dbc-9e81-f64219529572); font-family: Montserrat; font-size: 17.9237px; font-style: italic; font-weight: 600; letter-spacing: 0px; line-height: 1.4; text-align: center; width: 182.132px; -webkit-text-stroke: 0px; transform-origin: 0px 0px; word-break: break-word; padding: 0px;"&gt;Art Withot No Restriction&lt;/div&gt;&lt;!----&gt;&lt;!----&gt;&lt;!----&gt;&lt;/div&gt;&lt;/div&gt;&lt;/div&gt;&lt;/div&gt;&lt;!----&gt;&lt;!----&gt;&lt;div id="element-40c16cde-5040-46ff-b4c9-428c40f3abbf-preview-viewer" data-testid="editable-element" data-test-element-type="text-40c16cde-5040-46ff-b4c9-428c40f3abbf" class="element absolute left-0 top-0" style="transform: translate(117.195px, 323.698px) rotate(-180.309deg); width: 140.586px; height: 34.0309px;"&gt;&lt;!----&gt;&lt;div class="flex h-full w-full" style="transform: scaleX(1) scaleY(1);"&gt;&lt;!----&gt;&lt;div style="width: 140.586px; height: 34.0309px;"&gt;&lt;div class="notranslate h-full w-full" translate="no" data-use-double-click="true" style="opacity: 1;"&gt;&lt;div data-<text:soft-page-break/>testid="real-text" class="text-element-final absolute z-0 w-full opacity-0" style="--color-4c079f69-4123-449f-a5ec-96e9f4cf4266: rgba(28, 21, 250, 1); color: var(--color-4c079f69-4123-449f-a5ec-96e9f4cf4266); font-family: Montserrat; font-size: 17.5288px; font-style: normal; font-weight: 600; letter-spacing: 0px; line-height: 1.2; text-align: center; width: 140.586px; -webkit-text-stroke: 0px rgb(156, 156, 156); transform-origin: 0px 0px; word-break: break-word; text-shadow: rgba(0, 0, 0, 0.5) 0.212132em 0.212132em 0.1em; padding: 0px;"&gt;CarolineHoare&lt;/div&gt;&lt;div data-testid="real-text" class="text-element-final absolute z-0 w-full curved-text-background" style="--color-4c079f69-4123-449f-a5ec-96e9f4cf4266: rgba(28, 21, 250, 1); color: var(--color-4c079f69-4123-449f-a5ec-96e9f4cf4266); font-family: Montserrat; font-size: 17.5288px; font-style: normal; font-weight: 600; letter-spacing: 0px; line-height: 1.2; text-align: center; width: 140.586px; -webkit-text-stroke: 0px rgb(156, 156, 156); transform-origin: 0px 0px; word-break: break-word; text-shadow: rgba(0, 0, 0, 0.5) 0.212132em 0.212132em 0.1em; padding: 0px; display: block; opacity: 1;" id="clone-curved"&gt;&lt;div aria-label="CarolineHoare" style="position: relative; z-index: 1; height: 1.9422em;"&gt;&lt;span style="display: inline-block; position: absolute; bottom: auto; left: 50%; transform: translateX(-0.365113em) rotate(-21.143deg); transform-origin: center 10.1667em;"&gt;C&lt;/span&gt;&lt;span style="display: inline-block; position: absolute; bottom: auto; left: 50%; transform: translateX(-0.296655em) rotate(-16.9144deg); transform-origin: center 10.1667em;"&gt;a&lt;/span&gt;&lt;span style="display: inline-block; position: absolute; bottom: auto; left: 50%; transform: translateX(-0.205376em) rotate(-13.7065deg); transform-origin: center 10.1667em;"&gt;r&lt;/span&gt;&lt;span style="display: inline-block; position: absolute; bottom: auto; left: 50%; transform: translateX(-0.319474em) rotate(-10.3528deg); transform-origin: center 10.1667em;"&gt;o&lt;/span&gt;&lt;span style="display: inline-block; position: absolute; bottom: auto; left: 50%; transform: translateX(-0.136918em) rotate(-7.4365deg); transform-origin: center 10.1667em;"&gt;l&lt;/span&gt;&lt;span style="display: inline-block; position: absolute; bottom: auto; left: 50%; transform: translateX(-0.136918em) rotate(-5.68673deg); transform-origin: center 10.1667em;"&gt;i&lt;/span&gt;&lt;span style="display: inline-block; position: absolute; bottom: auto; left: 50%; transform: translateX(-0.342294em) rotate(-2.62465deg); transform-origin: center 10.1667em;"&gt;n&lt;/span&gt;&lt;span style="display: inline-block; position: absolute; bottom: auto; left: 50%; transform: translateX(-0.319474em) rotate(1.60395deg); transform-origin: center 10.1667em;"&gt;e&lt;/span&gt;&lt;span style="display: inline-block; position: absolute; bottom: auto; left: 50%; transform: translateX(-0.410753em) rotate(6.26999deg); transform-origin: center 10.1667em;"&gt;H&lt;/span&gt;&lt;span style="display: inline-block; position: absolute; bottom: auto; left: 50%; transform: translateX(-0.319474em) rotate(10.936deg); transform-origin: center 10.1667em;"&gt;o&lt;/span&gt;&lt;span style="display: inline-block; position: absolute; bottom: auto; left: 50%; transform: translateX(-0.296655em) rotate(14.873deg); transform-origin: center 10.1667em;"&gt;a&lt;/span&gt;&lt;span style="display: inline-block; position: absolute; bottom: auto; left: 50%; transform: translateX(-0.205376em) rotate(18.0809deg); transform-origin: center 10.1667em;"&gt;r&lt;/span&gt;&lt;span style="display: inline-block; position: absolute; bottom: auto; left: 50%; transform: translateX(-0.319474em) rotate(21.4346deg); transform-origin: center 10.1667em;"&gt;e&lt;/span&gt;&lt;/div&gt;&lt;div aria-label="CarolineHoare" style="position: relative; z-index: 1; -webkit-text-stroke: 0px; text-shadow: none; margin-top: -1.9422em;"&gt;&lt;span style="display: inline-block; position: absolute; bottom: auto; left: 50%; transform: translateX(-0.365113em) rotate(-21.143deg); transform-origin: center 10.1667em;"&gt;C&lt;/span&gt;&lt;span style="display: inline-block; position: absolute; bottom: auto; left: 50%; transform: translateX(-0.296655em) rotate(-16.9144deg); transform-origin: center 10.1667em;"&gt;a&lt;/span&gt;&lt;span style="display: inline-block; position: absolute; bottom: auto; left: 50%; transform: translateX(-0.205376em) rotate(-13.7065deg); transform-origin: center 10.1667em;"&gt;r&lt;/span&gt;&lt;span style="display: inline-block; position: absolute;<text:s/><text:soft-page-break/>bottom: auto; left: 50%; transform: translateX(-0.319474em) rotate(-10.3528deg); transform-origin: center 10.1667em;"&gt;o&lt;/span&gt;&lt;span style="display: inline-block; position: absolute; bottom: auto; left: 50%; transform: translateX(-0.136918em) rotate(-7.4365deg); transform-origin: center 10.1667em;"&gt;l&lt;/span&gt;&lt;span style="display: inline-block; position: absolute; bottom: auto; left: 50%; transform: translateX(-0.136918em) rotate(-5.68673deg); transform-origin: center 10.1667em;"&gt;i&lt;/span&gt;&lt;span style="display: inline-block; position: absolute; bottom: auto; left: 50%; transform: translateX(-0.342294em) rotate(-2.62465deg); transform-origin: center 10.1667em;"&gt;n&lt;/span&gt;&lt;span style="display: inline-block; position: absolute; bottom: auto; left: 50%; transform: translateX(-0.319474em) rotate(1.60395deg); transform-origin: center 10.1667em;"&gt;e&lt;/span&gt;&lt;span style="display: inline-block; position: absolute; bottom: auto; left: 50%; transform: translateX(-0.410753em) rotate(6.26999deg); transform-origin: center 10.1667em;"&gt;H&lt;/span&gt;&lt;span style="display: inline-block; position: absolute; bottom: auto; left: 50%; transform: translateX(-0.319474em) rotate(10.936deg); transform-origin: center 10.1667em;"&gt;o&lt;/span&gt;&lt;span style="display: inline-block; position: absolute; bottom: auto; left: 50%; transform: translateX(-0.296655em) rotate(14.873deg); transform-origin: center 10.1667em;"&gt;a&lt;/span&gt;&lt;span style="display: inline-block; position: absolute; bottom: auto; left: 50%; transform: translateX(-0.205376em) rotate(18.0809deg); transform-origin: center 10.1667em;"&gt;r&lt;/span&gt;&lt;span style="display: inline-block; position: absolute; bottom: auto; left: 50%; transform: translateX(-0.319474em) rotate(21.4346deg); transform-origin: center 10.1667em;"&gt;e&lt;/span&gt;&lt;/div&gt;&lt;/div&gt;&lt;div class="outline-text pointer-events-none absolute z-20 w-full opacity-0" data-testid="outline-text" style="--color-4c079f69-4123-449f-a5ec-96e9f4cf4266: rgba(28, 21, 250, 1); color: var(--color-4c079f69-4123-449f-a5ec-96e9f4cf4266); font-family: Montserrat; font-size: 17.5288px; font-style: normal; font-weight: 600; letter-spacing: 0px; line-height: 1.2; text-align: center; width: 140.586px; -webkit-text-stroke: 0px; transform-origin: 0px 0px; word-break: break-word; padding: 0px;"&gt;CarolineHoare&lt;/div&gt;&lt;!----&gt;&lt;!----&gt;&lt;!----&gt;&lt;/div&gt;&lt;/div&gt;&lt;/div&gt;&lt;/div&gt;&lt;!----&gt;</text:p>
      <text:p text:style-name="Normal"><text:s text:c="6"/>&lt;!----&gt;&lt;!----&gt;&lt;/div&gt;&lt;/div&gt;&lt;!----&gt;&lt;/div&gt;&lt;/div&gt;</text:p>
      <text:p text:style-name="Normal"><text:s text:c="4"/>&lt;h1&gt;About the Artist&lt;/h1&gt;</text:p>
      <text:p text:style-name="Normal"><text:s text:c="2"/></text:p>
      <text:p text:style-name="Normal"><text:s text:c="2"/>&lt;nav class="nav"&gt;</text:p>
      <text:p text:style-name="Normal"><text:s text:c="4"/>&lt;a href="index.html"&gt;Home&lt;/a&gt;</text:p>
      <text:p text:style-name="Normal"><text:s text:c="4"/>&lt;a href="about.html"&gt;About&lt;/a&gt;</text:p>
      <text:p text:style-name="Normal"><text:s text:c="4"/>&lt;a href="gallery.html"&gt;Gallery&lt;/a&gt;<text:s/></text:p>
      <text:p text:style-name="Normal"><text:s text:c="4"/>&lt;a href="contact.html"&gt;Contact&lt;/a&gt;</text:p>
      <text:p text:style-name="Normal"><text:s text:c="2"/>&lt;/nav&gt;</text:p>
      <text:p text:style-name="Normal"/>
      <text:p text:style-name="Normal">&lt;/header&gt;</text:p>
      <text:p text:style-name="Normal"/>
      <text:p text:style-name="Normal"><text:s text:c="2"/>&lt;main class="about"&gt;</text:p>
      <text:p text:style-name="Normal"><text:s text:c="4"/>&lt;section&gt;</text:p>
      <text:soft-page-break/>
      <text:p text:style-name="Normal"><text:s text:c="6"/>&lt;h2&gt;Welcome&lt;/h2&gt;</text:p>
      <text:p text:style-name="Normal"><text:s text:c="6"/>&lt;p&gt;Hello! I'm Caroline, a passionate artist based in [Your Location]. My work explores colour, texture, and emotion through various mediums including oil, acrylic, and watercolour. Each piece tells a story, and I hope it connects with you.&lt;/p&gt;</text:p>
      <text:p text:style-name="Normal"/>
      <text:p text:style-name="Normal"><text:s text:c="6"/>&lt;h2&gt;Background&lt;/h2&gt;</text:p>
      <text:p text:style-name="Normal"><text:s text:c="6"/>&lt;p&gt;With over 10 years of experience, my art has been featured in local exhibitions and private collections. I draw inspiration from nature, people, and abstract forms. Creating art is not just my profession—it's my way of sharing perspective.&lt;/p&gt;</text:p>
      <text:p text:style-name="Normal"><text:s text:c="4"/>&lt;/section&gt;</text:p>
      <text:p text:style-name="Normal"><text:s text:c="2"/>&lt;/main&gt;</text:p>
      <text:p text:style-name="Normal"/>
      <text:p text:style-name="Normal"><text:s text:c="2"/>&lt;footer&gt;</text:p>
      <text:p text:style-name="Normal"><text:s text:c="4"/>&lt;p&gt;© 2025 Art by Caroline. All rights reserved.&lt;/p&gt;</text:p>
      <text:p text:style-name="Normal"><text:s text:c="2"/>&lt;/footer&gt;</text:p>
      <text:p text:style-name="Normal"/>
      <text:p text:style-name="Normal"/>
      <text:p text:style-name="Normal">&lt;/body&gt;&lt;/html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aroline hoare</meta:initial-creator>
    <dc:creator>caroline hoare</dc:creator>
    <meta:creation-date>2025-06-28T21:59:00Z</meta:creation-date>
    <dc:date>2025-06-28T22:00:00Z</dc:date>
    <meta:template xlink:href="Normal" xlink:type="simple"/>
    <meta:editing-cycles>1</meta:editing-cycles>
    <meta:editing-duration>PT60S</meta:editing-duration>
    <meta:document-statistic meta:page-count="7" meta:paragraph-count="45" meta:word-count="3403" meta:character-count="22758" meta:row-count="161" meta:non-whitespace-character-count="19400"/>
  </office:meta>
</office:document-meta>
</file>